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32A38A9A7DF6185AFE8.png" manifest:media-type="image/png"/>
  <manifest:file-entry manifest:full-path="Pictures/10000001000002CE000002E311E82B68688534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f32" officeooo:paragraph-rsid="000e1f32"/>
    </style:style>
    <style:style style:name="P2" style:family="paragraph" style:parent-style-name="Standard">
      <style:text-properties officeooo:rsid="000e1f32" officeooo:paragraph-rsid="000e1f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width="17cm" svg:height="17.496cm" draw:z-index="1"><draw:image xlink:href="Pictures/10000001000002CE000002E311E82B68688534E7.png" xlink:type="simple" xlink:show="embed" xlink:actuate="onLoad" draw:mime-type="image/png"/></draw:frame></text:p>
      <text:p text:style-name="P1"><draw:frame draw:style-name="fr2" draw:name="Image3" text:anchor-type="char" svg:width="17cm" svg:height="18.967cm" draw:z-index="0"><draw:image xlink:href="Pictures/10000001000002D60000032A38A9A7DF6185AF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5:43:57.462732930</meta:creation-date>
    <dc:title>iitpal_past_year_questions</dc:title>
    <meta:editing-duration>PT10M59S</meta:editing-duration>
    <meta:editing-cycles>3</meta:editing-cycles>
    <meta:generator>LibreOffice/7.2.5.2.0$Linux_X86_64 LibreOffice_project/711f8d38e9451cd2fd39b6963d2a3fc166f04cb1</meta:generator>
    <dc:date>2022-02-20T16:04:03.416680303</dc:date>
    <meta:document-statistic meta:table-count="0" meta:image-count="2" meta:object-count="0" meta:page-count="2" meta:paragraph-count="0" meta:word-count="0" meta:character-count="0" meta:non-whitespace-character-count="0"/>
    <meta:template xlink:type="simple" xlink:actuate="onRequest" xlink:title="iitpal_past_year_questions" xlink:href="../../../../../snap/libreoffice/242/.config/libreoffice/4/user/template/iitpal_past_year_questions.ott" meta:date="2022-02-20T15:43:56.630198159"/>
  </office:meta>
</office:document-meta>
</file>